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bf0" officeooo:paragraph-rsid="00055bf0"/>
    </style:style>
    <style:style style:name="P2" style:family="paragraph" style:parent-style-name="Standard">
      <style:text-properties fo:font-style="italic" officeooo:rsid="00055bf0" officeooo:paragraph-rsid="00055bf0" fo:background-color="#00cccc" style:font-style-asian="italic" style:font-style-complex="italic"/>
    </style:style>
    <style:style style:name="P3" style:family="paragraph" style:parent-style-name="Standard">
      <style:text-properties fo:font-style="normal" fo:font-weight="normal" officeooo:rsid="00055bf0" officeooo:paragraph-rsid="00055bf0" fo:background-color="#00cccc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55bf0" officeooo:paragraph-rsid="00055bf0" fo:background-color="transparen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55bf0" officeooo:paragraph-rsid="0006b210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5bf0" officeooo:paragraph-rsid="00055bf0" fo:background-color="#00ffff" style:font-style-asian="normal" style:font-weight-asian="normal" style:font-style-complex="normal" style:font-weight-complex="normal"/>
    </style:style>
    <style:style style:name="T1" style:family="text">
      <style:text-properties fo:font-style="italic" fo:background-color="#00cccc" loext:char-shading-value="0" style:font-style-asian="italic" style:font-style-complex="italic"/>
    </style:style>
    <style:style style:name="T2" style:family="text">
      <style:text-properties fo:background-color="#00cccc" loext:char-shading-value="0"/>
    </style:style>
    <style:style style:name="T3" style:family="text">
      <style:text-properties fo:background-color="#00ffff" loext:char-shading-value="0"/>
    </style:style>
    <style:style style:name="T4" style:family="text">
      <style:text-properties officeooo:rsid="0006b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PRACTISES</text:p>
      <text:p text:style-name="P1">1. Nested Attributes</text:p>
      <text:p text:style-name="P1"><text:s text:c="4"/>Cho phép lưu các thuộc tính liên kết thông qua đối tượng cha, tức là có thể cho phép tạo một đối tượng cha và đối tượng con thông qua 1 bước.</text:p>
      <text:p text:style-name="P1"><text:s text:c="4"/>Ví dụ ta có 2 model là Member và Avatar (quan hệ 1-1)</text:p>
      <text:p text:style-name="P1"><text:s text:c="4"/>Nếu không sử dụng Nested Attributes thì đầu tiên ta phải tạo 1 avatar sau đó tạo member:</text:p>
      <text:p text:style-name="P1"><text:tab/><text:span text:style-name="T1">def create</text:span></text:p>
      <text:p text:style-name="P2"><text:tab/> <text:s text:c="3"/>@member = Member.new(params[:member])</text:p>
      <text:p text:style-name="P2"><text:tab/> <text:s text:c="3"/>@avatar = Avatar.new(params[:avatar])</text:p>
      <text:p text:style-name="P2"><text:tab/> <text:s text:c="3"/>if @member.save</text:p>
      <text:p text:style-name="P2"><text:tab/> <text:s text:c="7"/>@avatar.member = @member</text:p>
      <text:p text:style-name="P2"><text:tab/> <text:s text:c="7"/>@avatar.save</text:p>
      <text:p text:style-name="P2"><text:tab/> <text:s text:c="3"/>end</text:p>
      <text:p text:style-name="P2"><text:tab/>end</text:p>
      <text:p text:style-name="P3"/>
      <text:p text:style-name="P4"><text:s text:c="4"/>Nếu sử dụng Nested Attributes thì</text:p>
      <text:p text:style-name="P4"><text:tab/><text:span text:style-name="T3">def create</text:span></text:p>
      <text:p text:style-name="P6"><text:tab/> <text:s text:c="3"/>@member = Member.new(:name =&gt; 'abc', :avatar_attributes =&gt; params[:avatar])</text:p>
      <text:p text:style-name="P6"><text:tab/> <text:s text:c="3"/>@member.save</text:p>
      <text:p text:style-name="P6"><text:tab/>end</text:p>
      <text:p text:style-name="P4"/>
      <text:p text:style-name="P4"><text:s text:c="4"/>Để sử dụng Nested Attributes ta thêm trong model của Member</text:p>
      <text:p text:style-name="P4"><text:tab/><text:span text:style-name="T3">class Member &lt; ActiveRecor::Base</text:span></text:p>
      <text:p text:style-name="P6"><text:tab/> <text:s text:c="3"/>has_one :avatar</text:p>
      <text:p text:style-name="P6"><text:tab/> <text:s text:c="3"/>accepts_nested_attributes_for :avatar</text:p>
      <text:p text:style-name="P6"><text:tab/>end</text:p>
      <text:p text:style-name="P5"><text:s text:c="4"/><text:span text:style-name="T4">More info: </text:span><text:a xlink:type="simple" xlink:href="http://api.rubyonrails.org/classes/ActiveRecord/NestedAttributes/ClassMethods.html" text:style-name="Internet_20_link" text:visited-style-name="Visited_20_Internet_20_Link"><text:span text:style-name="T4">http://api.rubyonrails.org/classes/ActiveRecord/NestedAttributes/ClassMethods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8:05:14.160283662</meta:creation-date>
    <dc:date>2015-10-10T18:23:18.598540241</dc:date>
    <meta:editing-duration>PT1M53S</meta:editing-duration>
    <meta:editing-cycles>1</meta:editing-cycles>
    <meta:document-statistic meta:table-count="0" meta:image-count="0" meta:object-count="0" meta:page-count="1" meta:paragraph-count="24" meta:word-count="125" meta:character-count="917" meta:non-whitespace-character-count="728"/>
    <meta:generator>LibreOffice/4.4.2.2$Linux_X86_64 LibreOffice_project/40m0$Build-2</meta:generator>
  </office:meta>
</office:document-meta>
</file>